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8" style:family="paragraph" style:parent-style-name="Title" style:master-page-name="Standard">
      <style:paragraph-properties style:page-number="aut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nosaur File System - RAWR</text:p>
      <text:p text:style-name="Subtitle">Ridiculously Awesome Writer – Reader File System</text:p>
      <text:h text:style-name="Heading_20_1" text:outline-level="1">Goals of RAWR</text:h>
      <text:p text:style-name="Text_20_body">RAWR is the file system used behind the scenes of Dinosaur. Due to the fact that Dinosaur is in fact a multimedia workstation, RAWR too must be designed with the needs of multimedia in mind. Here are the following goals that RAWR must complete:</text:p>
      <text:list xml:id="list1134405658" text:style-name="L1">
        <text:list-item>
          <text:p text:style-name="P3">Maneuver large files effortlessly.</text:p>
        </text:list-item>
        <text:list-item>
          <text:p text:style-name="P3">Stream content without interruption.</text:p>
        </text:list-item>
        <text:list-item>
          <text:p text:style-name="P3">Support for directories</text:p>
        </text:list-item>
        <text:list-item>
          <text:p text:style-name="P3">Data corruption protection</text:p>
        </text:list-item>
      </text:list>
      <text:h text:style-name="Heading_20_2" text:outline-level="2">Maneuver Large Files</text:h>
      <text:p text:style-name="Text_20_body">In multimedia production, it's common to have incredibly large assets that may span a couple hundred megabytes. These files have special requirements, in that they can be easily fragmented in other file systems, take a long time to copy, and seeking to each consecutive file takes quite a long time. RAWR needs to minimize seeks and copies in order to satisfy these needs.</text:p>
      <text:h text:style-name="Heading_20_2" text:outline-level="2">Stream Content Without Interruption</text:h>
      <text:p text:style-name="Text_20_body">For our personal sanity, audio and video are streamed in order to reduce wait time. Also, audio and video are streamed during the process of editing. This is one of the largest, if not THE largest, concern that RAWR must handle gracefully.</text:p>
      <text:h text:style-name="Heading_20_2" text:outline-level="2">Support For Directories</text:h>
      <text:p text:style-name="Text_20_body">It's mandatory for video and audio editors to organize their assets. Therefore, directories must be incorporated into the design of RAWR. So there you go.</text:p>
      <text:h text:style-name="Heading_20_2" text:outline-level="2"><text:soft-page-break/>Data Corruption Protection</text:h>
      <text:p text:style-name="Text_20_body">Hard drives are mechanical devices, and therefore must fail at some point. However, unlike a gun, they can fail by small amounts at a time. This can still lead to disastrous results, especially in large media like audio and video. To prevent this, RAWR will use data validation techniques using checksums, much like in ext2. NTFS probably does this too, but hardly any information is available to validate it.</text:p>
      <text:h text:style-name="Heading_20_1" text:outline-level="1">Design of RAWR</text:h>
      <text:p text:style-name="Text_20_body">RAWR uses some ideas from the ext2 file system while taking others from another file system that starts with a B, which uses a tree-like structure to organize its data. RAWR needs to seek quickly, stream efficiently, and handle large files with ease, each idea seemingly contradictory. Here's why:</text:p>
      <text:list xml:id="list1520036211" text:style-name="L2">
        <text:list-item>
          <text:p text:style-name="P4">To seek quickly, the start of files have to be close to each other. This supports fragmentation, where you evenly divide files in small slivers so that seek distances are shorter (well, at least at first)</text:p>
        </text:list-item>
        <text:list-item>
          <text:p text:style-name="P4">To stream efficiently, the optimum layout of files is sequential, or rather, absolutely no fragmentation at all. Stream efficiency is tied to seek speed, which means that the further away from fact is the file set up sequentially, the slower and less reliable the stream is.</text:p>
        </text:list-item>
      </text:list>
      <text:p text:style-name="Text_20_body">As you can see, there is a divide between the two ideas. It seems that the only solution is a compromise, and indeed it seems that way.</text:p>
      <text:h text:style-name="Heading_20_2" text:outline-level="2">On-demand compression: Should we do it?</text:h>
      <text:p text:style-name="Text_20_body">One idea is to use on-demand compression. This way files are shorter, which results in shorter seek times between files. However, there is a trade-off to consider, which is the read-in time. For uncompressed, perfectly sequential data, the following read-in steps are the following:</text:p>
      <text:list xml:id="list256246187" text:style-name="L3">
        <text:list-item>
          <text:p text:style-name="P5">Read in data from sector</text:p>
        </text:list-item>
        <text:list-item>
          <text:p text:style-name="P5">Move to next sector</text:p>
        </text:list-item>
      </text:list>
      <text:p text:style-name="Text_20_body">This list of directions is very short. In fact, this is the shortest list you can make. Compare with the list for a highly optimized decompression algorithm:</text:p>
      <text:list xml:id="list1860202264" text:style-name="L4">
        <text:list-item>
          <text:p text:style-name="P6">Read in data from sector</text:p>
        </text:list-item>
        <text:list-item>
          <text:p text:style-name="P6"><text:soft-page-break/>Use pre-loaded lookup table to find match with a corresponding string</text:p>
        </text:list-item>
        <text:list-item>
          <text:p text:style-name="P6">Move to next sector</text:p>
        </text:list-item>
      </text:list>
      <text:p text:style-name="Text_20_body">As you can see, even with the best of cases, using decompression involves a 33% computation cost. Most likely, it will be higher than that, considering that modern compression algorithms are more complex and compact data further. This computation is only one side of the coin, however.</text:p>
      <text:p text:style-name="Text_20_body">If the compression scheme was effective at compressing the data, this means that there will be less sectors to read in. In fact, there might be only 1/4th of the total sectors left. This adds a layer of complexity to this analysis that may determine the final decision.</text:p>
      <text:p text:style-name="Text_20_body">Compression should only be used if it shortens the amount of instructions required to read data. Write times do not factor into the consideration because the vast majority of instructions involving the disk are read operations. Also, when the user or the system are writing data, they are typically writing small files, whether they are project files (which uses links to files instead of the files themselves), log files, or text files of some sort. The only times when the user is writing large files is when they are copying assets or are exporting content from their projects. For users that create mainly images, they will be more concerned about write performance.</text:p>
      <text:h text:style-name="Heading_20_1" text:outline-level="1">Implementing RAWR</text:h>
      <text:p text:style-name="P2">Note: This will change drastically overtime as new features are developed and merged. Always check this for changes</text:p>
      <text:p text:style-name="P7">Since the above specifications are asking for many things, and Dinosaur needs to get rolling, RAWR will be implemented very simply. In the end, it's probably just a FAT with different names. However, I will make sure that it is scalable to current capacities and beyon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801cm"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42cm" fo:margin-bottom="0.109cm" fo:text-align="start" style:justify-single-word="false" fo:background-color="transparent" fo:padding="0.049cm"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42cm" fo:margin-bottom="0.42cm" fo:text-align="end" style:justify-single-word="false" style:page-number="auto" fo:background-color="transparent" fo:padding="0.049cm"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Sawasdee"/>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cm" fo:border="none" style:shadow="none" text:number-lines="false" text:line-number="0">
        <style:background-image/>
      </style:paragraph-properties>
      <style:text-properties fo:color="#00ae00" style:font-name="Purisa"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 style:family="paragraph" style:parent-style-name="Caption" style:class="extra"/>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31cm" fo:margin-left="0cm" fo:margin-right="0cm" fo:margin-top="1.131cm" fo:border-top="none" fo:border-bottom="0.26pt solid #000000" fo:border-left="none" fo:border-right="none" fo:padding="0cm" style:shadow="none" style:dynamic-spacing="true"/>
      </style:footer-style>
    </style:page-layout>
    <style:page-layout style:name="Mpm2">
      <style:page-layout-properties fo:page-width="21.59cm" fo:page-height="27.94cm" style:num-format="1" style:print-orientation="portrait" fo:margin-top="2.54cm" fo:margin-bottom="3.766cm" fo:margin-left="3.175cm" fo:margin-right="3.175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shadow="none" style:dynamic-spacing="fals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4DT1H34M34S</meta:editing-duration>
    <dc:date>2012-02-06T20:25:25</dc:date>
    <meta:generator>LibreOffice/3.4$Unix LibreOffice_project/340m1$Build-402</meta:generator>
    <meta:editing-cycles>64</meta:editing-cycles>
    <meta:document-statistic meta:table-count="0" meta:image-count="0" meta:object-count="0" meta:page-count="3" meta:paragraph-count="36" meta:word-count="840" meta:character-count="4943" meta:non-whitespace-character-count="4150"/>
    <dc:creator>Spencer Graffe</dc:creator>
    <meta:user-defined meta:name="Info 1"/>
    <meta:user-defined meta:name="Info 2"/>
    <meta:user-defined meta:name="Info 3"/>
    <meta:user-defined meta:name="Info 4"/>
  </office:meta>
</office:document-meta>
</file>